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chollolandia;</text:p>
      <text:p text:style-name="Standard"/>
      <text:p text:style-name="Standard">-- 1 Mostrar el nombre de todos los clientes cuyo nombre contenga la letra la ‘a’ <text:s/>y su año de nacimiento sea posterior a 1980 (sin incluirlo).</text:p>
      <text:p text:style-name="Standard">-- Añadir un alias al campo nombre llamado: Nombres filtrados. <text:tab/><text:tab/></text:p>
      <text:p text:style-name="Standard">select nombre as 'Nombres filtrados' from clientes where nombre like '%a%' and year(fecha_nacimiento) &gt; 1980;</text:p>
      <text:p text:style-name="Standard"/>
      <text:p text:style-name="Standard">-- 2 Muestra todos los productos (todos sus campos) cuya categoría sea ‘Electrónica’, </text:p>
      <text:p text:style-name="Standard">-- tenga 10 o más unidades en su stock y ordénalo de menor a mayor precio</text:p>
      <text:p text:style-name="Standard">select * from productos where categoria = 'Electronica' and stock &gt;=10 order by precio asc;</text:p>
      <text:p text:style-name="Standard"/>
      <text:p text:style-name="Standard">-- 3 Muestra el dniCliente con el alias ‘DNI’ del pedido cancelado más reciente.</text:p>
      <text:p text:style-name="Standard">select dniCliente, fecha_pedido from pedidos where estado = 'Cancelado' order by fecha_pedido desc limit 1;</text:p>
      <text:p text:style-name="Standard"/>
      <text:p text:style-name="Standard">-- 4 Calcula el promedio de las calificaciones de los vendedores que se han dado de alta entre el año 2008 y 2013 (ambos incluidos). (0,25 puntos)</text:p>
      <text:p text:style-name="Standard">select avg(calificacion) from vendedores where year(fecha_alta) &gt;= 2008 and year(fecha_alta) &lt;=2013;</text:p>
      <text:p text:style-name="Standard"/>
      <text:p text:style-name="Standard">-- 5 Cuenta el número total de productos en stock por categorías. Ordénalos de mayor a menor stock. <text:s/>(0,25 puntos)</text:p>
      <text:p text:style-name="Standard">select sum(stock) from productos group by categoria order by sum(stock) desc;</text:p>
      <text:p text:style-name="Standard"/>
      <text:p text:style-name="Standard">-- 6 Muestra el dni del cliente que más productos tenga en su carrito. <text:s/>(0,25 puntos)</text:p>
      <text:p text:style-name="Standard">select dniCliente from carrito group by dniCliente having max.(sum(cantidadProducto)); -- PENDIENTE</text:p>
      <text:p text:style-name="Standard">select dniCliente, sum(cantidadProducto) from carrito group by dniCliente, sum(cantidadProducto); -- PENDIENTE</text:p>
      <text:p text:style-name="Standard"/>
      <text:p text:style-name="Standard">-- 7 Mostrar la cantidad máxima de productos en stock por categoría excluyendo los productos del vendedor con id 7, cuando dicha cantidad máxima sea superior a 20 (sin incluirlo).</text:p>
      <text:p text:style-name="Standard">select max(stock), categoria from productos where id_vendedor &lt;&gt; 7 group by categoria having max(stock) &gt; 20;</text:p>
      <text:p text:style-name="Standard"/>
      <text:p text:style-name="Standard">-- 8 Mostrar el dniCliente, el mes (con letras) y el precio total de los pedidos realizados por mes y por cliente. (0,75 puntos)</text:p>
      <text:p text:style-name="Standard">select dniCliente, month(fecha_pedido), total from pedidos group by dniCliente, month(fecha_pedido), total order by dniCliente, month(fecha_pedido);</text:p>
      <text:p text:style-name="Standard"/>
      <text:p text:style-name="Standard">-- 9 Mostrar el nombre y el precio de los productos de hogar que algún cliente tenga en su carrito: <text:s/>(0,5 puntos)</text:p>
      <text:p text:style-name="Standard">select nombre, precio from productos where categoria = 'Hogar' and id_producto in (select id_producto from carrito);</text:p>
      <text:p text:style-name="Standard"/>
      <text:p text:style-name="Standard">-- 10 Muestra el nombre y la calificación del vendedor con la calificación más alta y que se haya dado de alta antes de 2017 (0,75 puntos)</text:p>
      <text:p text:style-name="Standard">select nombre, calificacion from vendedores where year(fecha_alta) &lt; 2017 order by calificacion desc limit 1;</text:p>
      <text:p text:style-name="Standard"><text:s/></text:p>
      <text:p text:style-name="Standard"><text:soft-page-break/>-- 11 Muestra el nombre de los productos y el precio de aquellos que se hayan añadido al carrito más de diez veces. <text:s text:c="2"/>(0,75 puntos)</text:p>
      <text:p text:style-name="Standard">select nombre, precio from productos where id_producto in (select id_producto from carrito group by id_producto having sum(cantidadProducto)&gt;10);</text:p>
      <text:p text:style-name="Standard"/>
      <text:p text:style-name="Standard">-- 12. Mostrar los nombres de los productos que tienen un precio superior al precio promedio de los productos vendidos por el último vendedor registrado. <text:s text:c="2"/>(1 punto)</text:p>
      <text:p text:style-name="Standard">select nombre from productos where precio &gt; (select avg(precio) from productos where id_vendedor = (select id_vendedor from vendedores order by fecha_alta desc limit 1));</text:p>
      <text:p text:style-name="Standard"/>
      <text:p text:style-name="Standard"/>
      <text:p text:style-name="Standard">-- 13. Muestra el nombre del vendedor y la cantidad de productos que tiene a la venta. (1 punto)</text:p>
      <text:p text:style-name="Standard">select vendedores.nombre, count(productos.nombre) from vendedores join productos on vendedores.id_vendedor = productos.id_vendedor group by vendedores.nombre;</text:p>
      <text:p text:style-name="Standard"/>
      <text:p text:style-name="Standard">-- 14. Muestra el nombre del cliente (con alias Nombre Cliente), el nombre del producto (con alias Producto), su categoría, su precio y el nombre de su vendedor </text:p>
      <text:p text:style-name="Standard">-- de aquellos productos que se encuentren en el carrito de cada cliente. <text:s/>(1,5 punto)</text:p>
      <text:p text:style-name="Standard">select clientes.nombre as 'Nombre Cliente', productos.nombre as 'Producto', productos.categoria, productos.precio, productos.id_vendedor, vendedores.nombre from clientes join carrito </text:p>
      <text:p text:style-name="Standard"><text:tab/>on clientes.dniCliente = carrito.dniCliente join productos on carrito.id_producto = productos.id_producto join vendedores on productos.id_vendedor = vendedores.id_vendedor </text:p>
      <text:p text:style-name="Standard"><text:s text:c="4"/>where productos.id_producto in (select id_producto from carrito);</text:p>
      <text:p text:style-name="Standard"/>
      <text:p text:style-name="Standard">-- 15. Mostrar el carrito del cliente con dni: 00000015P. Se deberá mostrar el nombre del producto, su categoría, la cantidad, el precio por unidad y el precio total por producto.</text:p>
      <text:p text:style-name="Standard">select productos.nombre, productos.categoria, carrito.cantidadProducto, productos.precio, (carrito.cantidadProducto * productos.precio) as 'Precio total' from carrito join productos </text:p>
      <text:p text:style-name="Standard"><text:tab/>on carrito.id_producto = productos.id_producto where dniCliente = '00000015P'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16:52:57.321000000</meta:creation-date>
    <dc:date>2024-03-11T16:59:53.139000000</dc:date>
    <meta:editing-duration>PT6M55S</meta:editing-duration>
    <meta:editing-cycles>2</meta:editing-cycles>
    <meta:generator>LibreOffice/7.6.4.1$Windows_X86_64 LibreOffice_project/e19e193f88cd6c0525a17fb7a176ed8e6a3e2aa1</meta:generator>
    <meta:print-date>2024-03-11T16:53:07.770000000</meta:print-date>
    <meta:printed-by>Archivos PDF</meta:printed-by>
    <meta:document-statistic meta:table-count="0" meta:image-count="0" meta:object-count="0" meta:page-count="2" meta:paragraph-count="39" meta:word-count="661" meta:character-count="4520" meta:non-whitespace-character-count="3873"/>
  </office:meta>
</office:document-meta>
</file>